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dash" draw:stroke-dash="dash14" svg:stroke-width="0.035cm" svg:stroke-color="#80808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08cm" draw:stroke-linejoin="miter" draw:fill="solid" draw:fill-color="#000000"/>
    </style:style>
    <style:style style:name="gr6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horizontal-align="left" draw:auto-grow-width="true" fo:min-height="0.589cm" fo:min-width="1.06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89cm" fo:min-width="0.29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89cm" fo:min-width="0.8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89cm" fo:min-width="0.77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89cm" fo:min-width="0.47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89cm" fo:min-width="0.59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89cm" fo:min-width="2.73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variant="normal" fo:text-transform="none" fo:color="#000000" style:font-name="Arial" fo:font-size="15pt" fo:font-style="normal" fo:font-weight="normal"/>
    </style:style>
    <style:style style:name="T2" style:family="text">
      <style:text-properties fo:font-variant="normal" fo:text-transform="none" fo:color="#000000" style:font-name="Arial" fo:font-size="20pt" fo:font-style="italic" fo:font-weight="normal" style:font-size-asian="20pt" style:font-style-asian="italic" style:font-size-complex="20pt" style:font-style-complex="italic"/>
    </style:style>
    <style:style style:name="T3" style:family="text">
      <style:text-properties fo:font-variant="normal" fo:text-transform="none" fo:color="#000000" style:font-name="Arial" fo:font-size="20pt" fo:font-style="normal" fo:font-weight="normal" style:font-size-asian="20pt" style:font-style-asian="normal" style:font-size-complex="20pt" style:font-style-complex="normal"/>
    </style:style>
    <style:style style:name="T4" style:family="text">
      <style:text-properties fo:font-variant="normal" fo:text-transform="none" fo:color="#000000" style:text-position="33% 58%" style:font-name="Arial" fo:font-size="20pt" fo:font-style="normal" fo:font-weight="normal" style:font-size-asian="20pt" style:font-size-complex="20pt"/>
    </style:style>
    <style:style style:name="T5" style:family="text">
      <style:text-properties fo:font-variant="normal" fo:text-transform="none" fo:color="#000000" style:text-position="0% 100%" style:font-name="Arial" fo:font-size="20pt" fo:font-style="normal" fo:font-weight="normal" style:font-size-asian="20pt" style:font-size-complex="20pt"/>
    </style:style>
    <style:style style:name="T6" style:family="text">
      <style:text-properties fo:font-variant="normal" fo:text-transform="none" fo:color="#000000" style:text-position="0% 100%" style:font-name="Arial" fo:font-size="20pt" fo:font-style="italic" fo:font-weight="normal" style:font-size-asian="20pt" style:font-style-asian="italic" style:font-size-complex="20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olyline draw:style-name="gr2" draw:text-style-name="P1" draw:layer="layout" svg:width="18.383cm" svg:height="0cm" svg:x="1.901cm" svg:y="15.663cm" svg:viewBox="0 0 18384 0" draw:points="0,0 18383,0 18384,0">
          <text:p/>
        </draw:polyline>
        <draw:path draw:style-name="gr3" draw:text-style-name="P1" draw:layer="layout" svg:width="18.382cm" svg:height="0cm" svg:x="1.901cm" svg:y="15.663cm" svg:viewBox="0 0 18383 0" svg:d="M0 0h318M18383 0h-317">
          <text:p/>
        </draw:path>
        <draw:polyline draw:style-name="gr2" draw:text-style-name="P1" draw:layer="layout" svg:width="18.383cm" svg:height="0cm" svg:x="1.901cm" svg:y="13.779cm" svg:viewBox="0 0 18384 0" draw:points="0,0 18383,0 18384,0">
          <text:p/>
        </draw:polyline>
        <draw:path draw:style-name="gr3" draw:text-style-name="P1" draw:layer="layout" svg:width="18.382cm" svg:height="0cm" svg:x="1.901cm" svg:y="13.779cm" svg:viewBox="0 0 18383 0" svg:d="M0 0h318M18383 0h-317">
          <text:p/>
        </draw:path>
        <draw:polyline draw:style-name="gr2" draw:text-style-name="P1" draw:layer="layout" svg:width="18.383cm" svg:height="0cm" svg:x="1.901cm" svg:y="11.896cm" svg:viewBox="0 0 18384 0" draw:points="0,0 18383,0 18384,0">
          <text:p/>
        </draw:polyline>
        <draw:path draw:style-name="gr3" draw:text-style-name="P1" draw:layer="layout" svg:width="18.382cm" svg:height="0cm" svg:x="1.901cm" svg:y="11.896cm" svg:viewBox="0 0 18383 0" svg:d="M0 0h318M18383 0h-317">
          <text:p/>
        </draw:path>
        <draw:polyline draw:style-name="gr2" draw:text-style-name="P1" draw:layer="layout" svg:width="18.383cm" svg:height="0cm" svg:x="1.901cm" svg:y="10.012cm" svg:viewBox="0 0 18384 0" draw:points="0,0 18383,0 18384,0">
          <text:p/>
        </draw:polyline>
        <draw:path draw:style-name="gr3" draw:text-style-name="P1" draw:layer="layout" svg:width="18.382cm" svg:height="0cm" svg:x="1.901cm" svg:y="10.012cm" svg:viewBox="0 0 18383 0" svg:d="M0 0h318M18383 0h-317">
          <text:p/>
        </draw:path>
        <draw:polyline draw:style-name="gr2" draw:text-style-name="P1" draw:layer="layout" svg:width="18.383cm" svg:height="0cm" svg:x="1.901cm" svg:y="8.124cm" svg:viewBox="0 0 18384 0" draw:points="0,0 18383,0 18384,0">
          <text:p/>
        </draw:polyline>
        <draw:path draw:style-name="gr3" draw:text-style-name="P1" draw:layer="layout" svg:width="18.382cm" svg:height="0cm" svg:x="1.901cm" svg:y="8.124cm" svg:viewBox="0 0 18383 0" svg:d="M0 0h318M18383 0h-317">
          <text:p/>
        </draw:path>
        <draw:polyline draw:style-name="gr2" draw:text-style-name="P1" draw:layer="layout" svg:width="18.383cm" svg:height="0cm" svg:x="1.901cm" svg:y="6.241cm" svg:viewBox="0 0 18384 0" draw:points="0,0 18383,0 18384,0">
          <text:p/>
        </draw:polyline>
        <draw:path draw:style-name="gr3" draw:text-style-name="P1" draw:layer="layout" svg:width="18.382cm" svg:height="0cm" svg:x="1.901cm" svg:y="6.241cm" svg:viewBox="0 0 18383 0" svg:d="M0 0h318M18383 0h-317">
          <text:p/>
        </draw:path>
        <draw:polyline draw:style-name="gr2" draw:text-style-name="P1" draw:layer="layout" svg:width="18.383cm" svg:height="0cm" svg:x="1.901cm" svg:y="4.357cm" svg:viewBox="0 0 18384 0" draw:points="0,0 18383,0 18384,0">
          <text:p/>
        </draw:polyline>
        <draw:path draw:style-name="gr3" draw:text-style-name="P1" draw:layer="layout" svg:width="18.382cm" svg:height="0cm" svg:x="1.901cm" svg:y="4.357cm" svg:viewBox="0 0 18383 0" svg:d="M0 0h318M18383 0h-317">
          <text:p/>
        </draw:path>
        <draw:polyline draw:style-name="gr2" draw:text-style-name="P1" draw:layer="layout" svg:width="18.383cm" svg:height="0cm" svg:x="1.9cm" svg:y="2.5cm" svg:viewBox="0 0 18384 0" draw:points="0,0 18383,0 18384,0">
          <text:p/>
        </draw:polyline>
        <draw:path draw:style-name="gr3" draw:text-style-name="P1" draw:layer="layout" svg:width="18.382cm" svg:height="0cm" svg:x="1.901cm" svg:y="2.473cm" svg:viewBox="0 0 18383 0" svg:d="M0 0h318M18383 0h-317">
          <text:p/>
        </draw:path>
        <draw:polyline draw:style-name="gr2" draw:text-style-name="P1" draw:layer="layout" svg:width="18.383cm" svg:height="0cm" svg:x="1.901cm" svg:y="0.589cm" svg:viewBox="0 0 18384 0" draw:points="0,0 18383,0 18384,0">
          <text:p/>
        </draw:polyline>
        <draw:path draw:style-name="gr3" draw:text-style-name="P1" draw:layer="layout" svg:width="18.382cm" svg:height="0cm" svg:x="1.901cm" svg:y="0.589cm" svg:viewBox="0 0 18383 0" svg:d="M0 0h318M18383 0h-317">
          <text:p/>
        </draw:path>
        <draw:polyline draw:style-name="gr2" draw:text-style-name="P1" draw:layer="layout" svg:width="0cm" svg:height="15.073cm" svg:x="1.9cm" svg:y="0.626cm" svg:viewBox="0 0 0 15074" draw:points="0,15074 0,0 0,0">
          <text:p/>
        </draw:polyline>
        <draw:polyline draw:style-name="gr2" draw:text-style-name="P1" draw:layer="layout" svg:width="0cm" svg:height="15.073cm" svg:x="6.498cm" svg:y="0.589cm" svg:viewBox="0 0 0 15074" draw:points="0,15074 0,0 0,0">
          <text:p/>
        </draw:polyline>
        <draw:path draw:style-name="gr3" draw:text-style-name="P1" draw:layer="layout" svg:width="0cm" svg:height="15.073cm" svg:x="6.498cm" svg:y="0.589cm" svg:viewBox="0 0 0 15074" svg:d="M0 15074v-317M0 0v318">
          <text:p/>
        </draw:path>
        <draw:polyline draw:style-name="gr2" draw:text-style-name="P1" draw:layer="layout" svg:width="0cm" svg:height="15.073cm" svg:x="11.095cm" svg:y="0.589cm" svg:viewBox="0 0 0 15074" draw:points="0,15074 0,0 0,0">
          <text:p/>
        </draw:polyline>
        <draw:path draw:style-name="gr3" draw:text-style-name="P1" draw:layer="layout" svg:width="0cm" svg:height="15.073cm" svg:x="11.095cm" svg:y="0.589cm" svg:viewBox="0 0 0 15074" svg:d="M0 15074v-317M0 0v318">
          <text:p/>
        </draw:path>
        <draw:path draw:style-name="gr2" draw:text-style-name="P1" draw:layer="layout" svg:width="0cm" svg:height="15.073cm" svg:x="15.688cm" svg:y="0.589cm" svg:viewBox="0 0 0 15074" svg:d="M0 15074v-14121M0 318v-318">
          <text:p/>
        </draw:path>
        <draw:path draw:style-name="gr3" draw:text-style-name="P1" draw:layer="layout" svg:width="0cm" svg:height="15.073cm" svg:x="15.688cm" svg:y="0.589cm" svg:viewBox="0 0 0 15074" svg:d="M0 15074v-317M0 0v318">
          <text:p/>
        </draw:path>
        <draw:polyline draw:style-name="gr2" draw:text-style-name="P1" draw:layer="layout" svg:width="0cm" svg:height="15.073cm" svg:x="20.285cm" svg:y="0.589cm" svg:viewBox="0 0 0 15074" draw:points="0,15074 0,0 0,0">
          <text:p/>
        </draw:polyline>
        <draw:path draw:style-name="gr3" draw:text-style-name="P1" draw:layer="layout" svg:width="0cm" svg:height="15.073cm" svg:x="20.285cm" svg:y="0.589cm" svg:viewBox="0 0 0 15074" svg:d="M0 15074v-317M0 0v318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923cm" svg:y1="0.531cm" svg:x2="0.923cm" svg:y2="0.531cm">
          <text:p/>
        </draw:line>
        <draw:path draw:style-name="gr4" draw:text-style-name="P1" draw:layer="layout" svg:width="15.49cm" svg:height="15.074cm" svg:x="4.209cm" svg:y="0.589cm" svg:viewBox="0 0 15491 15075" svg:d="M14003 635h1488M0 15075l106-363 187-593 187-557 183-530 187-493 184-466 187-438 187-409 183-381 187-353 187-328 184-303 187-279 187-257 183-237 187-215 183-194 187-173 187-159 184-137 187-124 187-109 183-95 187-78 187-67 184-57 187-45 183-36 187-24 187-22 184-10 187-4h187l183 4 187 7 187 7 183 14 187 11 184 10 187 11 187 7 183 3h187l187-7 184-10 187-18 187-28 183-35 187-46 184-53 187-67 187-81 183-96 187-105 187-124 183-141 187-155 187-177 184-194 187-215 183-233 187-257 187-279 184-307 187-328 187-353 183-381 187-409 187-434 184-466 187-497 183-526 187-561 187-593 127-437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923cm" svg:y1="0.531cm" svg:x2="0.923cm" svg:y2="0.531cm">
          <text:p/>
        </draw:line>
        <draw:path draw:style-name="gr5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5" draw:text-style-name="P2" draw:layer="layout" svg:width="0.094cm" svg:height="0.071cm" svg:x="-0.047cm" svg:y="-0.047cm" svg:viewBox="0 0 95 72" draw:points="47,0 0,72 95,72">
          <text:p/>
        </draw:polygon>
        <draw:polygon draw:style-name="gr6" draw:text-style-name="P1" draw:layer="layout" svg:width="0.094cm" svg:height="0.071cm" svg:x="-0.047cm" svg:y="-0.024cm" svg:viewBox="0 0 95 72" draw:points="47,72 95,0 0,0">
          <text:p/>
        </draw:polygon>
        <draw:polygon draw:style-name="gr5" draw:text-style-name="P2" draw:layer="layout" svg:width="0.094cm" svg:height="0.071cm" svg:x="-0.047cm" svg:y="-0.024cm" svg:viewBox="0 0 95 72" draw:points="47,72 95,0 0,0">
          <text:p/>
        </draw:polygon>
        <draw:polygon draw:style-name="gr6" draw:text-style-name="P1" draw:layer="layout" svg:width="0.1cm" svg:height="0.1cm" svg:x="-0.05cm" svg:y="-0.05cm" svg:viewBox="0 0 101 101" draw:points="25,76 0,50 50,0 101,50 50,101">
          <text:p/>
        </draw:polygon>
        <draw:polygon draw:style-name="gr5" draw:text-style-name="P2" draw:layer="layout" svg:width="0.1cm" svg:height="0.1cm" svg:x="-0.05cm" svg:y="-0.05cm" svg:viewBox="0 0 101 101" draw:points="25,76 0,50 50,0 101,50 50,101">
          <text:p/>
        </draw:polygon>
        <draw:frame draw:style-name="gr7" draw:text-style-name="P1" draw:layer="layout" svg:width="1.069cm" svg:height="0.589cm" svg:x="0.631cm" svg:y="15.411cm">
          <draw:text-box>
            <text:p text:style-name="P3"><text:span text:style-name="T1">-400</text:span></text:p>
          </draw:text-box>
        </draw:frame>
        <draw:frame draw:style-name="gr7" draw:text-style-name="P1" draw:layer="layout" svg:width="1.069cm" svg:height="0.589cm" svg:x="0.631cm" svg:y="13.527cm">
          <draw:text-box>
            <text:p text:style-name="P3"><text:span text:style-name="T1">-300</text:span></text:p>
          </draw:text-box>
        </draw:frame>
        <draw:frame draw:style-name="gr7" draw:text-style-name="P1" draw:layer="layout" svg:width="1.069cm" svg:height="0.589cm" svg:x="0.631cm" svg:y="11.644cm">
          <draw:text-box>
            <text:p text:style-name="P3"><text:span text:style-name="T1">-200</text:span></text:p>
          </draw:text-box>
        </draw:frame>
        <draw:frame draw:style-name="gr7" draw:text-style-name="P1" draw:layer="layout" svg:width="1.069cm" svg:height="0.589cm" svg:x="0.631cm" svg:y="9.76cm">
          <draw:text-box>
            <text:p text:style-name="P3"><text:span text:style-name="T1">-100</text:span></text:p>
          </draw:text-box>
        </draw:frame>
        <draw:frame draw:style-name="gr8" draw:text-style-name="P1" draw:layer="layout" svg:width="0.298cm" svg:height="0.589cm" svg:x="0.631cm" svg:y="7.872cm">
          <draw:text-box>
            <text:p text:style-name="P3"><text:span text:style-name="T1">0</text:span></text:p>
          </draw:text-box>
        </draw:frame>
        <draw:frame draw:style-name="gr9" draw:text-style-name="P1" draw:layer="layout" svg:width="0.891cm" svg:height="0.589cm" svg:x="0.631cm" svg:y="5.989cm">
          <draw:text-box>
            <text:p text:style-name="P3"><text:span text:style-name="T1">100</text:span></text:p>
          </draw:text-box>
        </draw:frame>
        <draw:frame draw:style-name="gr9" draw:text-style-name="P1" draw:layer="layout" svg:width="0.891cm" svg:height="0.589cm" svg:x="0.631cm" svg:y="4.105cm">
          <draw:text-box>
            <text:p text:style-name="P3"><text:span text:style-name="T1">200</text:span></text:p>
          </draw:text-box>
        </draw:frame>
        <draw:frame draw:style-name="gr9" draw:text-style-name="P1" draw:layer="layout" svg:width="0.891cm" svg:height="0.589cm" svg:x="0.631cm" svg:y="2.221cm">
          <draw:text-box>
            <text:p text:style-name="P3"><text:span text:style-name="T1">300</text:span></text:p>
          </draw:text-box>
        </draw:frame>
        <draw:frame draw:style-name="gr9" draw:text-style-name="P1" draw:layer="layout" svg:width="0.891cm" svg:height="0.589cm" svg:x="0.631cm" svg:y="0.337cm">
          <draw:text-box>
            <text:p text:style-name="P3"><text:span text:style-name="T1">400</text:span></text:p>
          </draw:text-box>
        </draw:frame>
        <draw:frame draw:style-name="gr10" draw:text-style-name="P1" draw:layer="layout" svg:width="0.772cm" svg:height="0.589cm" svg:x="1.721cm" svg:y="15.8cm">
          <draw:text-box>
            <text:p text:style-name="P4"><text:span text:style-name="T1">-10</text:span></text:p>
          </draw:text-box>
        </draw:frame>
        <draw:frame draw:style-name="gr11" draw:text-style-name="P1" draw:layer="layout" svg:width="0.476cm" svg:height="0.589cm" svg:x="6.318cm" svg:y="15.8cm">
          <draw:text-box>
            <text:p text:style-name="P4"><text:span text:style-name="T1">-5</text:span></text:p>
          </draw:text-box>
        </draw:frame>
        <draw:frame draw:style-name="gr8" draw:text-style-name="P1" draw:layer="layout" svg:width="0.298cm" svg:height="0.589cm" svg:x="10.915cm" svg:y="15.8cm">
          <draw:text-box>
            <text:p text:style-name="P4"><text:span text:style-name="T1">0</text:span></text:p>
          </draw:text-box>
        </draw:frame>
        <draw:frame draw:style-name="gr8" draw:text-style-name="P1" draw:layer="layout" svg:width="0.298cm" svg:height="0.589cm" svg:x="15.508cm" svg:y="15.8cm">
          <draw:text-box>
            <text:p text:style-name="P4"><text:span text:style-name="T1">5</text:span></text:p>
          </draw:text-box>
        </draw:frame>
        <draw:frame draw:style-name="gr12" draw:text-style-name="P1" draw:layer="layout" svg:width="0.595cm" svg:height="0.589cm" svg:x="20.105cm" svg:y="15.8cm">
          <draw:text-box>
            <text:p text:style-name="P4"><text:span text:style-name="T1">10</text:span></text:p>
          </draw:text-box>
        </draw:frame>
        <draw:frame draw:style-name="gr13" draw:text-style-name="P6" draw:layer="layout" svg:width="3.645cm" svg:height="0.788cm" svg:x="13.755cm" svg:y="1.012cm">
          <draw:text-box>
            <text:p text:style-name="P5"><text:span text:style-name="T2">f</text:span><text:span text:style-name="T3">(</text:span><text:span text:style-name="T2">x</text:span><text:span text:style-name="T3">)=</text:span><text:span text:style-name="T2">x</text:span><text:span text:style-name="T4">3</text:span><text:span text:style-name="T5">-3</text:span><text:span text:style-name="T6">x</text:span><text:span text:style-name="T5">-2</text:span></text:p>
          </draw:text-box>
        </draw:frame>
        <draw:frame draw:style-name="gr14" draw:text-style-name="P7" draw:layer="layout" svg:width="0.858cm" svg:height="1.038cm" svg:x="1.342cm" svg:y="0cm">
          <draw:text-box>
            <text:p><text:span text:style-name="T7">y</text:span></text:p>
          </draw:text-box>
        </draw:frame>
        <draw:frame draw:style-name="gr14" draw:text-style-name="P7" draw:layer="layout" svg:width="0.858cm" svg:height="1.038cm" svg:x="20.142cm" svg:y="15cm">
          <draw:text-box>
            <text:p><text:span text:style-name="T7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14" draw:style="rect" draw:dots1="1" draw:dots1-length="0.071cm" draw:distance="0.14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22:11:41.195676875</dc:date>
    <meta:editing-duration>PT3M22S</meta:editing-duration>
    <meta:editing-cycles>2</meta:editing-cycles>
    <meta:generator>LibreOffice/5.3.6.1$Linux_X86_64 LibreOffice_project/30$Build-1</meta:generator>
    <meta:document-statistic meta:object-count="56"/>
  </office:meta>
</office:document-meta>
</file>